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126in"/>
    </style:style>
    <style:style style:name="co2" style:family="table-column">
      <style:table-column-properties fo:break-before="auto" style:column-width="1.3193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2.7311in"/>
    </style:style>
    <style:style style:name="co5" style:family="table-column">
      <style:table-column-properties fo:break-before="auto" style:column-width="1.398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11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99ccff"/>
    </style:style>
    <style:style style:name="ce4" style:family="table-cell" style:parent-style-name="Default">
      <style:table-cell-properties fo:background-color="#eb613d"/>
    </style:style>
    <style:style style:name="ce5" style:family="table-cell" style:parent-style-name="Default">
      <style:table-cell-properties fo:background-color="#99ccff"/>
      <style:text-properties fo:color="#99ccff"/>
    </style:style>
    <style:style style:name="ce6" style:family="table-cell" style:parent-style-name="Default">
      <style:table-cell-properties fo:background-color="#ff0000"/>
    </style:style>
  </office:automatic-styles>
  <office:body>
    <office:spreadsheet>
      <table:table table:name="Auth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6" table:default-cell-style-name="Default"/>
        <table:table-column table:style-name="co2" table:default-cell-style-name="Must_20_not_20_ever_20_happen"/>
        <table:table-column table:style-name="co2" table:default-cell-style-name="Default"/>
        <table:table-column table:style-name="co3" table:number-columns-repeated="1015" table:default-cell-style-name="Default"/>
        <table:table-row table:style-name="ro1">
          <table:table-cell table:style-name="ce1" office:value-type="string">
            <text:p>Events</text:p>
          </table:table-cell>
          <table:table-cell table:style-name="ce1" office:value-type="string">
            <text:p>Not in DB</text:p>
          </table:table-cell>
          <table:table-cell table:style-name="ce1" office:value-type="string">
            <text:p>RTCC Processing</text:p>
          </table:table-cell>
          <table:table-cell table:style-name="ce1" office:value-type="string">
            <text:p>New</text:p>
          </table:table-cell>
          <table:table-cell table:style-name="ce1" office:value-type="string">
            <text:p>Accepted</text:p>
          </table:table-cell>
          <table:table-cell table:style-name="ce1" office:value-type="string">
            <text:p>Declined</text:p>
          </table:table-cell>
          <table:table-cell table:style-name="ce1" office:value-type="string">
            <text:p>Error</text:p>
          </table:table-cell>
          <table:table-cell table:style-name="ce1" office:value-type="string">
            <text:p>CCTM Processing</text:p>
          </table:table-cell>
          <table:table-cell table:style-name="ce1" office:value-type="string">
            <text:p>CCTM Authorizing</text:p>
          </table:table-cell>
          <table:table-cell table:style-name="ce1" table:number-columns-repeated="1015"/>
        </table:table-row>
        <table:table-row table:style-name="ro1">
          <table:table-cell office:value-type="string">
            <text:p>RTCC start</text:p>
          </table:table-cell>
          <table:table-cell table:style-name="ce2" office:value-type="string">
            <text:p>RTCC Processing</text:p>
          </table:table-cell>
          <table:table-cell table:number-columns-repeated="7" table:style-name="No_20_state_20_change" office:value-type="string">
            <text:p>**</text:p>
          </table:table-cell>
          <table:table-cell table:number-columns-repeated="1015"/>
        </table:table-row>
        <table:table-row table:style-name="ro1">
          <table:table-cell office:value-type="string">
            <text:p>RTCC accept</text:p>
          </table:table-cell>
          <table:table-cell table:style-name="Must_20_not_20_ever_20_happen"/>
          <table:table-cell office:value-type="string">
            <text:p>Accepted</text:p>
          </table:table-cell>
          <table:table-cell table:style-name="Must_20_not_20_ever_20_happen" table:number-columns-repeated="4"/>
          <table:table-cell/>
          <table:table-cell table:style-name="Must_20_not_20_ever_20_happen"/>
          <table:table-cell table:number-columns-repeated="1015"/>
        </table:table-row>
        <table:table-row table:style-name="ro1">
          <table:table-cell office:value-type="string">
            <text:p>RTCC declined</text:p>
          </table:table-cell>
          <table:table-cell table:style-name="Must_20_not_20_ever_20_happen"/>
          <table:table-cell office:value-type="string">
            <text:p>Declined</text:p>
          </table:table-cell>
          <table:table-cell table:style-name="Must_20_not_20_ever_20_happen" table:number-columns-repeated="4"/>
          <table:table-cell/>
          <table:table-cell table:style-name="Must_20_not_20_ever_20_happen"/>
          <table:table-cell table:number-columns-repeated="1015"/>
        </table:table-row>
        <table:table-row table:style-name="ro1">
          <table:table-cell office:value-type="string">
            <text:p>RTCC error</text:p>
          </table:table-cell>
          <table:table-cell table:style-name="Must_20_not_20_ever_20_happen"/>
          <table:table-cell office:value-type="string">
            <text:p>Error</text:p>
          </table:table-cell>
          <table:table-cell table:style-name="Must_20_not_20_ever_20_happen" table:number-columns-repeated="4"/>
          <table:table-cell/>
          <table:table-cell table:style-name="Must_20_not_20_ever_20_happen"/>
          <table:table-cell table:number-columns-repeated="1015"/>
        </table:table-row>
        <table:table-row table:style-name="ro1">
          <table:table-cell office:value-type="string">
            <text:p>Session – Online – no connect decline</text:p>
          </table:table-cell>
          <table:table-cell office:value-type="string">
            <text:p>New</text:p>
          </table:table-cell>
          <table:table-cell table:style-name="ce3" office:value-type="string">
            <text:p>*</text:p>
          </table:table-cell>
          <table:table-cell table:style-name="ce3"/>
          <table:table-cell table:number-columns-repeated="3" table:style-name="ce3" office:value-type="string">
            <text:p>*</text:p>
          </table:table-cell>
          <table:table-cell/>
          <table:table-cell table:style-name="Must_20_not_20_ever_20_happen"/>
          <table:table-cell table:number-columns-repeated="1015"/>
        </table:table-row>
        <table:table-row table:style-name="ro2">
          <table:table-cell office:value-type="string">
            <text:p>Session – Online – no connect ok</text:p>
          </table:table-cell>
          <table:table-cell office:value-type="string">
            <text:p>New</text:p>
          </table:table-cell>
          <table:table-cell table:style-name="ce3" office:value-type="string">
            <text:p>*</text:p>
          </table:table-cell>
          <table:table-cell table:style-name="ce3"/>
          <table:table-cell table:number-columns-repeated="3" table:style-name="ce3" office:value-type="string">
            <text:p>*</text:p>
          </table:table-cell>
          <table:table-cell/>
          <table:table-cell table:style-name="Must_20_not_20_ever_20_happen"/>
          <table:table-cell table:number-columns-repeated="1015"/>
        </table:table-row>
        <table:table-row table:style-name="ro1">
          <table:table-cell office:value-type="string">
            <text:p>Session – Online – no reply decline</text:p>
          </table:table-cell>
          <table:table-cell table:style-name="Check_20_with_20_Ashfaq" office:value-type="string">
            <text:p>Declined</text:p>
          </table:table-cell>
          <table:table-cell office:value-type="string">
            <text:p>??</text:p>
          </table:table-cell>
          <table:table-cell table:style-name="ce4"/>
          <table:table-cell office:value-type="string">
            <text:p>Process refund</text:p>
          </table:table-cell>
          <table:table-cell table:style-name="ce5"/>
          <table:table-cell office:value-type="string">
            <text:p>??</text:p>
          </table:table-cell>
          <table:table-cell/>
          <table:table-cell table:style-name="Must_20_not_20_ever_20_happen"/>
          <table:table-cell table:number-columns-repeated="1015"/>
        </table:table-row>
        <table:table-row table:style-name="ro2">
          <table:table-cell office:value-type="string">
            <text:p>Session – Online – no reply ok (accept)</text:p>
          </table:table-cell>
          <table:table-cell office:value-type="string">
            <text:p>New</text:p>
          </table:table-cell>
          <table:table-cell office:value-type="string">
            <text:p>*</text:p>
          </table:table-cell>
          <table:table-cell table:style-name="No_20_state_20_change"/>
          <table:table-cell table:number-columns-repeated="3" table:style-name="No_20_state_20_change" office:value-type="string">
            <text:p>*</text:p>
          </table:table-cell>
          <table:table-cell/>
          <table:table-cell table:style-name="Must_20_not_20_ever_20_happen"/>
          <table:table-cell table:number-columns-repeated="1015"/>
        </table:table-row>
        <table:table-row table:style-name="ro1">
          <table:table-cell office:value-type="string">
            <text:p>Session – online declined</text:p>
          </table:table-cell>
          <table:table-cell table:style-name="Must_20_not_20_ever_20_happen" table:number-columns-repeated="4"/>
          <table:table-cell table:style-name="No_20_state_20_change" office:value-type="string">
            <text:p>*</text:p>
          </table:table-cell>
          <table:table-cell table:style-name="Must_20_not_20_ever_20_happen" office:value-type="string">
            <text:p>*</text:p>
          </table:table-cell>
          <table:table-cell/>
          <table:table-cell table:style-name="Must_20_not_20_ever_20_happen"/>
          <table:table-cell table:number-columns-repeated="1015"/>
        </table:table-row>
        <table:table-row table:style-name="ro2">
          <table:table-cell office:value-type="string">
            <text:p>Session – online auth ok</text:p>
          </table:table-cell>
          <table:table-cell table:style-name="Must_20_not_20_ever_20_happen" table:number-columns-repeated="3"/>
          <table:table-cell table:style-name="No_20_state_20_change" office:value-type="string">
            <text:p>*</text:p>
          </table:table-cell>
          <table:table-cell table:style-name="Must_20_not_20_ever_20_happen" table:number-columns-repeated="2"/>
          <table:table-cell/>
          <table:table-cell table:style-name="Must_20_not_20_ever_20_happen"/>
          <table:table-cell table:number-columns-repeated="1015"/>
        </table:table-row>
        <table:table-row table:style-name="ro1">
          <table:table-cell office:value-type="string">
            <text:p>Session – blacklisted</text:p>
          </table:table-cell>
          <table:table-cell table:style-name="Check_20_with_20_Ashfaq" office:value-type="string">
            <text:p>Declined</text:p>
          </table:table-cell>
          <table:table-cell table:style-name="Must_20_not_20_ever_20_happen" table:number-columns-repeated="5"/>
          <table:table-cell/>
          <table:table-cell table:style-name="Must_20_not_20_ever_20_happen"/>
          <table:table-cell table:number-columns-repeated="1015"/>
        </table:table-row>
        <table:table-row table:style-name="ro2">
          <table:table-cell office:value-type="string">
            <text:p>Session – ok (not online)</text:p>
          </table:table-cell>
          <table:table-cell office:value-type="string">
            <text:p>New</text:p>
          </table:table-cell>
          <table:table-cell table:style-name="Must_20_not_20_ever_20_happen"/>
          <table:table-cell table:style-name="No_20_state_20_change" table:number-columns-repeated="6"/>
          <table:table-cell table:number-columns-repeated="1015"/>
        </table:table-row>
        <table:table-row table:style-name="ro1">
          <table:table-cell office:value-type="string">
            <text:p>CCTM start</text:p>
          </table:table-cell>
          <table:table-cell table:style-name="Must_20_not_20_ever_20_happen" table:number-columns-repeated="2"/>
          <table:table-cell office:value-type="string">
            <text:p>CCTM Processing</text:p>
          </table:table-cell>
          <table:table-cell table:style-name="Must_20_not_20_ever_20_happen" table:number-columns-repeated="3"/>
          <table:table-cell/>
          <table:table-cell table:style-name="Must_20_not_20_ever_20_happen"/>
          <table:table-cell table:number-columns-repeated="1015"/>
        </table:table-row>
        <table:table-row table:style-name="ro1">
          <table:table-cell office:value-type="string">
            <text:p>CCTM parse error</text:p>
          </table:table-cell>
          <table:table-cell table:style-name="Must_20_not_20_ever_20_happen" table:number-columns-repeated="6"/>
          <table:table-cell table:style-name="Default" office:value-type="string">
            <text:p>Error</text:p>
          </table:table-cell>
          <table:table-cell table:style-name="Must_20_not_20_ever_20_happen"/>
          <table:table-cell table:number-columns-repeated="1015"/>
        </table:table-row>
        <table:table-row table:style-name="ro1">
          <table:table-cell office:value-type="string">
            <text:p>CCTM start authorize</text:p>
          </table:table-cell>
          <table:table-cell table:style-name="Must_20_not_20_ever_20_happen" table:number-columns-repeated="6"/>
          <table:table-cell table:style-name="Default" office:value-type="string">
            <text:p>CCTM Authorizing</text:p>
          </table:table-cell>
          <table:table-cell table:style-name="Must_20_not_20_ever_20_happen"/>
          <table:table-cell table:number-columns-repeated="1015"/>
        </table:table-row>
        <table:table-row table:style-name="ro1">
          <table:table-cell office:value-type="string">
            <text:p>CCTM accepted</text:p>
          </table:table-cell>
          <table:table-cell table:style-name="Must_20_not_20_ever_20_happen" table:number-columns-repeated="6"/>
          <table:table-cell/>
          <table:table-cell office:value-type="string">
            <text:p>Accepted</text:p>
          </table:table-cell>
          <table:table-cell table:number-columns-repeated="1015"/>
        </table:table-row>
        <table:table-row table:style-name="ro1">
          <table:table-cell office:value-type="string">
            <text:p>CCTM declined</text:p>
          </table:table-cell>
          <table:table-cell table:style-name="Must_20_not_20_ever_20_happen" table:number-columns-repeated="6"/>
          <table:table-cell/>
          <table:table-cell office:value-type="string">
            <text:p>Declined</text:p>
          </table:table-cell>
          <table:table-cell table:number-columns-repeated="1015"/>
        </table:table-row>
        <table:table-row table:style-name="ro1">
          <table:table-cell office:value-type="string">
            <text:p>CCTM error</text:p>
          </table:table-cell>
          <table:table-cell table:style-name="Must_20_not_20_ever_20_happen" table:number-columns-repeated="6"/>
          <table:table-cell/>
          <table:table-cell office:value-type="string">
            <text:p>Error</text:p>
          </table:table-cell>
          <table:table-cell table:number-columns-repeated="1015"/>
        </table:table-row>
        <table:table-row table:style-name="ro1" table:number-rows-repeated="10">
          <table:table-cell table:number-columns-repeated="7"/>
          <table:table-cell table:style-name="Default"/>
          <table:table-cell table:number-columns-repeated="1016"/>
        </table:table-row>
        <table:table-row table:style-name="ro1">
          <table:table-cell office:value-type="string">
            <text:p>*update time</text:p>
          </table:table-cell>
          <table:table-cell table:number-columns-repeated="6"/>
          <table:table-cell table:style-name="Default"/>
          <table:table-cell table:number-columns-repeated="1016"/>
        </table:table-row>
        <table:table-row table:style-name="ro1">
          <table:table-cell office:value-type="string">
            <text:p>**abort</text:p>
          </table:table-cell>
          <table:table-cell table:number-columns-repeated="6"/>
          <table:table-cell table:style-name="Default"/>
          <table:table-cell table:number-columns-repeated="1016"/>
        </table:table-row>
      </table:table>
      <table:table table:name="Preauth" table:style-name="ta1" table:print="false">
        <table:table-column table:style-name="co4" table:default-cell-style-name="Default"/>
        <table:table-column table:style-name="co5" table:number-columns-repeated="4" table:default-cell-style-name="Default"/>
        <table:table-column table:style-name="co5" table:number-columns-repeated="3" table:default-cell-style-name="Must_20_not_20_ever_20_happen"/>
        <table:table-column table:style-name="co5" table:default-cell-style-name="Default"/>
        <table:table-column table:style-name="co5" table:default-cell-style-name="Must_20_not_20_ever_20_happen"/>
        <table:table-row table:style-name="ro3">
          <table:table-cell table:style-name="ce1" office:value-type="string">
            <text:p>Events</text:p>
          </table:table-cell>
          <table:table-cell table:style-name="ce1" office:value-type="string">
            <text:p>Not in DB</text:p>
          </table:table-cell>
          <table:table-cell table:style-name="ce1" office:value-type="string">
            <text:p>Pre-RTCC Processing</text:p>
          </table:table-cell>
          <table:table-cell table:style-name="ce1" office:value-type="string">
            <text:p>Pre-New</text:p>
          </table:table-cell>
          <table:table-cell table:style-name="ce1" office:value-type="string">
            <text:p>Pre-Accepted</text:p>
          </table:table-cell>
          <table:table-cell table:style-name="ce1" office:value-type="string">
            <text:p>Pre-Declined</text:p>
          </table:table-cell>
          <table:table-cell table:style-name="ce1" office:value-type="string">
            <text:p>Pre-Error</text:p>
          </table:table-cell>
          <table:table-cell table:style-name="ce1" office:value-type="string">
            <text:p>Pre-CCTM Processing</text:p>
          </table:table-cell>
          <table:table-cell table:style-name="ce1" office:value-type="string">
            <text:p>Pre-CCTM Authorizing</text:p>
          </table:table-cell>
          <table:table-cell table:style-name="ce1" office:value-type="string">
            <text:p>CCTM finalizing</text:p>
          </table:table-cell>
        </table:table-row>
        <table:table-row table:style-name="ro3">
          <table:table-cell office:value-type="string">
            <text:p>RTCC start preauth</text:p>
          </table:table-cell>
          <table:table-cell table:style-name="ce2" office:value-type="string">
            <text:p>Pre-RTCC Processing</text:p>
          </table:table-cell>
          <table:table-cell table:number-columns-repeated="7" table:style-name="No_20_state_20_change" office:value-type="string">
            <text:p>**</text:p>
          </table:table-cell>
          <table:table-cell/>
        </table:table-row>
        <table:table-row table:style-name="ro3">
          <table:table-cell office:value-type="string">
            <text:p>RTCC accept</text:p>
          </table:table-cell>
          <table:table-cell table:style-name="Must_20_not_20_ever_20_happen"/>
          <table:table-cell office:value-type="string">
            <text:p>Pre-Accepted</text:p>
          </table:table-cell>
          <table:table-cell table:style-name="Must_20_not_20_ever_20_happen" table:number-columns-repeated="2"/>
          <table:table-cell table:number-columns-repeated="3"/>
          <table:table-cell table:style-name="Must_20_not_20_ever_20_happen"/>
          <table:table-cell/>
        </table:table-row>
        <table:table-row table:style-name="ro3">
          <table:table-cell office:value-type="string">
            <text:p>RTCC declined</text:p>
          </table:table-cell>
          <table:table-cell table:style-name="Must_20_not_20_ever_20_happen"/>
          <table:table-cell office:value-type="string">
            <text:p>Pre-Declined</text:p>
          </table:table-cell>
          <table:table-cell table:style-name="Must_20_not_20_ever_20_happen" table:number-columns-repeated="2"/>
          <table:table-cell table:number-columns-repeated="3"/>
          <table:table-cell table:style-name="Must_20_not_20_ever_20_happen"/>
          <table:table-cell/>
        </table:table-row>
        <table:table-row table:style-name="ro3">
          <table:table-cell office:value-type="string">
            <text:p>RTCC error</text:p>
          </table:table-cell>
          <table:table-cell table:style-name="Must_20_not_20_ever_20_happen"/>
          <table:table-cell office:value-type="string">
            <text:p>Pre-Error</text:p>
          </table:table-cell>
          <table:table-cell table:style-name="Must_20_not_20_ever_20_happen" table:number-columns-repeated="2"/>
          <table:table-cell table:number-columns-repeated="3"/>
          <table:table-cell table:style-name="Must_20_not_20_ever_20_happen"/>
          <table:table-cell/>
        </table:table-row>
        <table:table-row table:style-name="ro3">
          <table:table-cell office:value-type="string">
            <text:p>Session – Online – no connect decline</text:p>
          </table:table-cell>
          <table:table-cell office:value-type="string">
            <text:p>Pre-New</text:p>
          </table:table-cell>
          <table:table-cell table:style-name="ce3" office:value-type="string">
            <text:p>*</text:p>
          </table:table-cell>
          <table:table-cell table:style-name="ce3"/>
          <table:table-cell table:number-columns-repeated="3" table:style-name="ce3" office:value-type="string">
            <text:p>*</text:p>
          </table:table-cell>
          <table:table-cell/>
          <table:table-cell table:style-name="Must_20_not_20_ever_20_happen"/>
          <table:table-cell/>
        </table:table-row>
        <table:table-row table:style-name="ro3">
          <table:table-cell office:value-type="string">
            <text:p>Session – Online – no connect ok</text:p>
          </table:table-cell>
          <table:table-cell office:value-type="string">
            <text:p>Pre-New</text:p>
          </table:table-cell>
          <table:table-cell table:style-name="ce3" office:value-type="string">
            <text:p>*</text:p>
          </table:table-cell>
          <table:table-cell table:style-name="ce3"/>
          <table:table-cell table:number-columns-repeated="3" table:style-name="ce3" office:value-type="string">
            <text:p>*</text:p>
          </table:table-cell>
          <table:table-cell/>
          <table:table-cell table:style-name="Must_20_not_20_ever_20_happen"/>
          <table:table-cell/>
        </table:table-row>
        <table:table-row table:style-name="ro3">
          <table:table-cell office:value-type="string">
            <text:p>Session – Online – no reply decline</text:p>
          </table:table-cell>
          <table:table-cell office:value-type="string">
            <text:p>Pre-Declined</text:p>
          </table:table-cell>
          <table:table-cell office:value-type="string">
            <text:p>??</text:p>
          </table:table-cell>
          <table:table-cell table:style-name="ce4"/>
          <table:table-cell office:value-type="string">
            <text:p>??</text:p>
          </table:table-cell>
          <table:table-cell table:style-name="ce5"/>
          <table:table-cell table:style-name="Default" office:value-type="string">
            <text:p>??</text:p>
          </table:table-cell>
          <table:table-cell/>
          <table:table-cell table:style-name="Must_20_not_20_ever_20_happen"/>
          <table:table-cell/>
        </table:table-row>
        <table:table-row table:style-name="ro3">
          <table:table-cell office:value-type="string">
            <text:p>Session – Online – no reply ok (accept)</text:p>
          </table:table-cell>
          <table:table-cell office:value-type="string">
            <text:p>Pre-New</text:p>
          </table:table-cell>
          <table:table-cell office:value-type="string">
            <text:p>*</text:p>
          </table:table-cell>
          <table:table-cell table:style-name="No_20_state_20_change"/>
          <table:table-cell table:number-columns-repeated="3" table:style-name="No_20_state_20_change" office:value-type="string">
            <text:p>*</text:p>
          </table:table-cell>
          <table:table-cell/>
          <table:table-cell table:style-name="Must_20_not_20_ever_20_happen"/>
          <table:table-cell/>
        </table:table-row>
        <table:table-row table:style-name="ro1">
          <table:table-cell office:value-type="string">
            <text:p>Session – online declined</text:p>
          </table:table-cell>
          <table:table-cell table:style-name="Must_20_not_20_ever_20_happen" table:number-columns-repeated="4"/>
          <table:table-cell table:style-name="No_20_state_20_change" office:value-type="string">
            <text:p>*</text:p>
          </table:table-cell>
          <table:table-cell office:value-type="string">
            <text:p>*</text:p>
          </table:table-cell>
          <table:table-cell/>
          <table:table-cell table:style-name="Must_20_not_20_ever_20_happen"/>
          <table:table-cell/>
        </table:table-row>
        <table:table-row table:style-name="ro3">
          <table:table-cell office:value-type="string">
            <text:p>Session – online auth ok</text:p>
          </table:table-cell>
          <table:table-cell table:style-name="Must_20_not_20_ever_20_happen" table:number-columns-repeated="3"/>
          <table:table-cell table:style-name="No_20_state_20_change" office:value-type="string">
            <text:p>*</text:p>
          </table:table-cell>
          <table:table-cell table:number-columns-repeated="3"/>
          <table:table-cell table:style-name="Must_20_not_20_ever_20_happen"/>
          <table:table-cell/>
        </table:table-row>
        <table:table-row table:style-name="ro3">
          <table:table-cell office:value-type="string">
            <text:p>Session – blacklisted</text:p>
          </table:table-cell>
          <table:table-cell office:value-type="string">
            <text:p>Pre-Declined</text:p>
          </table:table-cell>
          <table:table-cell table:style-name="Must_20_not_20_ever_20_happen" table:number-columns-repeated="3"/>
          <table:table-cell table:number-columns-repeated="3"/>
          <table:table-cell table:style-name="Must_20_not_20_ever_20_happen"/>
          <table:table-cell/>
        </table:table-row>
        <table:table-row table:style-name="ro3">
          <table:table-cell office:value-type="string">
            <text:p>Session – ok (not online)</text:p>
          </table:table-cell>
          <table:table-cell office:value-type="string">
            <text:p>Pre-New</text:p>
          </table:table-cell>
          <table:table-cell table:style-name="Must_20_not_20_ever_20_happen"/>
          <table:table-cell table:style-name="No_20_state_20_change" table:number-columns-repeated="6"/>
          <table:table-cell/>
        </table:table-row>
        <table:table-row table:style-name="ro3">
          <table:table-cell office:value-type="string">
            <text:p>CCTM start</text:p>
          </table:table-cell>
          <table:table-cell table:style-name="Must_20_not_20_ever_20_happen" table:number-columns-repeated="2"/>
          <table:table-cell office:value-type="string">
            <text:p>Pre-CCTM Processing</text:p>
          </table:table-cell>
          <table:table-cell table:style-name="Must_20_not_20_ever_20_happen"/>
          <table:table-cell table:number-columns-repeated="3"/>
          <table:table-cell table:style-name="Must_20_not_20_ever_20_happen"/>
          <table:table-cell/>
        </table:table-row>
        <table:table-row table:style-name="ro3">
          <table:table-cell office:value-type="string">
            <text:p>CCTM parse error</text:p>
          </table:table-cell>
          <table:table-cell table:style-name="Must_20_not_20_ever_20_happen" table:number-columns-repeated="4"/>
          <table:table-cell table:number-columns-repeated="2"/>
          <table:table-cell table:style-name="Default" office:value-type="string">
            <text:p>Pre-Error</text:p>
          </table:table-cell>
          <table:table-cell table:style-name="Must_20_not_20_ever_20_happen"/>
          <table:table-cell/>
        </table:table-row>
        <table:table-row table:style-name="ro3">
          <table:table-cell office:value-type="string">
            <text:p>CCTM start authorize</text:p>
          </table:table-cell>
          <table:table-cell table:style-name="Must_20_not_20_ever_20_happen" table:number-columns-repeated="4"/>
          <table:table-cell table:number-columns-repeated="2"/>
          <table:table-cell table:style-name="Default" office:value-type="string">
            <text:p>Pre-CCTM Authorizing</text:p>
          </table:table-cell>
          <table:table-cell table:style-name="Must_20_not_20_ever_20_happen"/>
          <table:table-cell/>
        </table:table-row>
        <table:table-row table:style-name="ro3">
          <table:table-cell office:value-type="string">
            <text:p>CCTM accepted</text:p>
          </table:table-cell>
          <table:table-cell table:style-name="Must_20_not_20_ever_20_happen" table:number-columns-repeated="4"/>
          <table:table-cell table:number-columns-repeated="3"/>
          <table:table-cell office:value-type="string">
            <text:p>Pre-Accepted</text:p>
          </table:table-cell>
          <table:table-cell/>
        </table:table-row>
        <table:table-row table:style-name="ro3">
          <table:table-cell office:value-type="string">
            <text:p>CCTM declined</text:p>
          </table:table-cell>
          <table:table-cell table:style-name="Must_20_not_20_ever_20_happen" table:number-columns-repeated="4"/>
          <table:table-cell table:number-columns-repeated="3"/>
          <table:table-cell office:value-type="string">
            <text:p>Pre-Declined</text:p>
          </table:table-cell>
          <table:table-cell/>
        </table:table-row>
        <table:table-row table:style-name="ro3">
          <table:table-cell office:value-type="string">
            <text:p>CCTM error</text:p>
          </table:table-cell>
          <table:table-cell table:style-name="Must_20_not_20_ever_20_happen" table:number-columns-repeated="4"/>
          <table:table-cell table:number-columns-repeated="3"/>
          <table:table-cell office:value-type="string">
            <text:p>Pre-Error</text:p>
          </table:table-cell>
          <table:table-cell/>
        </table:table-row>
        <table:table-row table:style-name="ro3">
          <table:table-cell office:value-type="string">
            <text:p>Session – Preauth finalize</text:p>
          </table:table-cell>
          <table:table-cell table:style-name="ce6"/>
          <table:table-cell table:number-columns-repeated="7" table:style-name="No_20_state_20_change" office:value-type="string">
            <text:p>***</text:p>
          </table:table-cell>
          <table:table-cell/>
        </table:table-row>
        <table:table-row table:style-name="ro1">
          <table:table-cell office:value-type="string">
            <text:p>CCTM – process finalize ****</text:p>
          </table:table-cell>
          <table:table-cell table:style-name="Must_20_not_20_ever_20_happen" table:number-columns-repeated="3"/>
          <table:table-cell office:value-type="string">
            <text:p>CCTM finalizing</text:p>
          </table:table-cell>
          <table:table-cell table:number-columns-repeated="3"/>
          <table:table-cell table:style-name="Must_20_not_20_ever_20_happen"/>
          <table:table-cell/>
        </table:table-row>
        <table:table-row table:style-name="ro1" table:number-rows-repeated="8">
          <table:table-cell table:number-columns-repeated="5"/>
          <table:table-cell table:style-name="Default" table:number-columns-repeated="3"/>
          <table:table-cell/>
          <table:table-cell table:style-name="Default"/>
        </table:table-row>
        <table:table-row table:style-name="ro1">
          <table:table-cell office:value-type="string">
            <text:p>*update time</text:p>
          </table:table-cell>
          <table:table-cell table:number-columns-repeated="4"/>
          <table:table-cell table:style-name="Default" table:number-columns-repeated="3"/>
          <table:table-cell/>
          <table:table-cell table:style-name="Default"/>
        </table:table-row>
        <table:table-row table:style-name="ro1">
          <table:table-cell office:value-type="string">
            <text:p>**abort</text:p>
          </table:table-cell>
          <table:table-cell table:number-columns-repeated="4"/>
          <table:table-cell table:style-name="Default" table:number-columns-repeated="3"/>
          <table:table-cell/>
          <table:table-cell table:style-name="Default"/>
        </table:table-row>
        <table:table-row table:style-name="ro1">
          <table:table-cell office:value-type="string">
            <text:p>***update finalize fields, flag for finalize</text:p>
          </table:table-cell>
          <table:table-cell table:number-columns-repeated="4"/>
          <table:table-cell table:style-name="Default" table:number-columns-repeated="3"/>
          <table:table-cell/>
          <table:table-cell table:style-name="Default"/>
        </table:table-row>
        <table:table-row table:style-name="ro3">
          <table:table-cell office:value-type="string">
            <text:p>**** only finalizes transactions flagged and pre-accepted</text:p>
          </table:table-cell>
          <table:table-cell table:number-columns-repeated="4"/>
          <table:table-cell table:style-name="Default" table:number-columns-repeated="3"/>
          <table:table-cell/>
          <table:table-cell table:style-name="Default"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heck_20_with_20_Ashfaq" style:display-name="Check with Ashfaq" style:family="table-cell" style:parent-style-name="Default">
      <style:table-cell-properties fo:background-color="transparent"/>
      <style:text-properties fo:color="#00cccc"/>
    </style:style>
    <style:style style:name="No_20_state_20_change" style:display-name="No state change" style:family="table-cell" style:parent-style-name="Default">
      <style:table-cell-properties fo:background-color="#99ccff"/>
    </style:style>
    <style:style style:name="Must_20_not_20_ever_20_happen" style:display-name="Must not ever happen" style:family="table-cell" style:parent-style-name="Default">
      <style:table-cell-properties fo:background-color="#ff6633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11">01/11/2012</text:date>, <text:time>14:41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ichael Hunter</meta:initial-creator>
    <meta:creation-date>2012-01-11T13:21:26.17</meta:creation-date>
    <dc:date>2012-01-11T14:41:01.71</dc:date>
    <dc:creator>Michael Hunter</dc:creator>
    <meta:editing-duration>PT1H19M34S</meta:editing-duration>
    <meta:editing-cycles>7</meta:editing-cycles>
    <meta:generator>OpenOffice.org/3.3$Win32 OpenOffice.org_project/330m20$Build-9567</meta:generator>
    <meta:document-statistic meta:table-count="3" meta:cell-count="153" meta:object-count="0"/>
  </office:meta>
</office:document-meta>
</file>